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text-underline-style="none" officeooo:rsid="0016b0ca" officeooo:paragraph-rsid="0016b0ca"/>
    </style:style>
    <style:style style:name="P2" style:family="paragraph" style:parent-style-name="Text_20_body">
      <style:text-properties style:text-underline-style="none" officeooo:rsid="00173293" officeooo:paragraph-rsid="00173293"/>
    </style:style>
    <style:style style:name="P3" style:family="paragraph" style:parent-style-name="Text_20_body">
      <style:text-properties style:text-underline-style="none" officeooo:rsid="00276087" officeooo:paragraph-rsid="00276087"/>
    </style:style>
    <style:style style:name="P4" style:family="paragraph" style:parent-style-name="Text_20_body">
      <style:text-properties style:text-underline-style="none" officeooo:rsid="00291ca4" officeooo:paragraph-rsid="00291ca4"/>
    </style:style>
    <style:style style:name="P5" style:family="paragraph" style:parent-style-name="Text_20_body">
      <style:text-properties style:text-underline-style="none" officeooo:rsid="002ce357" officeooo:paragraph-rsid="002ce357"/>
    </style:style>
    <style:style style:name="P6" style:family="paragraph" style:parent-style-name="Text_20_body">
      <style:text-properties style:text-underline-style="none" officeooo:rsid="002d9b2f" officeooo:paragraph-rsid="002d9b2f"/>
    </style:style>
    <style:style style:name="P7" style:family="paragraph" style:parent-style-name="Text_20_body">
      <style:text-properties style:text-underline-style="none" officeooo:rsid="002f9091" officeooo:paragraph-rsid="002f9091"/>
    </style:style>
    <style:style style:name="P8" style:family="paragraph" style:parent-style-name="Text_20_body">
      <style:text-properties style:text-underline-style="none" officeooo:rsid="003107eb" officeooo:paragraph-rsid="003107eb"/>
    </style:style>
    <style:style style:name="P9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0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11" style:family="paragraph" style:parent-style-name="Text_20_body">
      <style:text-properties style:text-underline-style="solid" style:text-underline-width="auto" style:text-underline-color="font-color" officeooo:rsid="0031fa99" officeooo:paragraph-rsid="0031fa99"/>
    </style:style>
    <style:style style:name="P12" style:family="paragraph" style:parent-style-name="Text_20_body">
      <style:text-properties officeooo:rsid="00183d26" officeooo:paragraph-rsid="00183d26"/>
    </style:style>
    <style:style style:name="P13" style:family="paragraph" style:parent-style-name="Text_20_body">
      <style:text-properties officeooo:rsid="001c5d60" officeooo:paragraph-rsid="001c5d60"/>
    </style:style>
    <style:style style:name="P14" style:family="paragraph" style:parent-style-name="Text_20_body">
      <style:text-properties officeooo:rsid="001f6a09" officeooo:paragraph-rsid="001f6a09"/>
    </style:style>
    <style:style style:name="P15" style:family="paragraph" style:parent-style-name="Text_20_body" style:list-style-name="L1">
      <style:text-properties style:text-underline-style="none" officeooo:rsid="00173293" officeooo:paragraph-rsid="00173293"/>
    </style:style>
    <style:style style:name="P16" style:family="paragraph" style:parent-style-name="Text_20_body" style:list-style-name="L1">
      <style:text-properties style:text-underline-style="none" officeooo:rsid="0022cd5b" officeooo:paragraph-rsid="0022cd5b"/>
    </style:style>
    <style:style style:name="P17" style:family="paragraph" style:parent-style-name="Text_20_body" style:list-style-name="L4">
      <style:text-properties style:text-underline-style="none" officeooo:rsid="002ce357" officeooo:paragraph-rsid="002ce357"/>
    </style:style>
    <style:style style:name="P18" style:family="paragraph" style:parent-style-name="Text_20_body" style:list-style-name="L5">
      <style:text-properties style:text-underline-style="none" officeooo:rsid="0031fa99" officeooo:paragraph-rsid="0031fa99"/>
    </style:style>
    <style:style style:name="P19" style:family="paragraph" style:parent-style-name="Text_20_body">
      <style:text-properties style:text-underline-style="none" officeooo:rsid="00332655" officeooo:paragraph-rsid="00332655"/>
    </style:style>
    <style:style style:name="P20" style:family="paragraph" style:parent-style-name="Text_20_body" style:list-style-name="L2">
      <style:text-properties officeooo:rsid="001f6a09" officeooo:paragraph-rsid="002371a8"/>
    </style:style>
    <style:style style:name="P21" style:family="paragraph" style:parent-style-name="Text_20_body" style:list-style-name="L3">
      <style:text-properties officeooo:rsid="002471e6" officeooo:paragraph-rsid="002471e6"/>
    </style:style>
    <style:style style:name="P22" style:family="paragraph" style:parent-style-name="Text_20_body" style:list-style-name="L3">
      <style:text-properties officeooo:rsid="001c5d60" officeooo:paragraph-rsid="001c5d60"/>
    </style:style>
    <style:style style:name="P23" style:family="paragraph" style:parent-style-name="Text_20_body" style:list-style-name="L3">
      <style:text-properties officeooo:rsid="001c5d60" officeooo:paragraph-rsid="001d3b34"/>
    </style:style>
    <style:style style:name="P24" style:family="paragraph" style:parent-style-name="Text_20_body" style:list-style-name="L3">
      <style:text-properties officeooo:rsid="001d3b34" officeooo:paragraph-rsid="002471e6"/>
    </style:style>
    <style:style style:name="P25" style:family="paragraph" style:parent-style-name="Text_20_body" style:list-style-name="L2">
      <style:text-properties officeooo:rsid="003457a0" officeooo:paragraph-rsid="00353fff"/>
    </style:style>
    <style:style style:name="P26" style:family="paragraph" style:parent-style-name="Text_20_body" style:list-style-name="L2">
      <style:text-properties officeooo:rsid="003457a0" officeooo:paragraph-rsid="00359b8a"/>
    </style:style>
    <style:style style:name="P27" style:family="paragraph" style:parent-style-name="Heading_20_1">
      <style:text-properties style:text-underline-style="solid" style:text-underline-width="auto" style:text-underline-color="font-color"/>
    </style:style>
    <style:style style:name="P28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29" style:family="paragraph" style:parent-style-name="Heading_20_1">
      <style:paragraph-properties fo:break-before="page"/>
      <style:text-properties style:text-underline-style="solid" style:text-underline-width="auto" style:text-underline-color="font-color" officeooo:rsid="001d3b34" officeooo:paragraph-rsid="00276087"/>
    </style:style>
    <style:style style:name="P30" style:family="paragraph" style:parent-style-name="Heading_20_1">
      <style:paragraph-properties fo:break-before="page"/>
      <style:text-properties style:text-underline-style="solid" style:text-underline-width="auto" style:text-underline-color="font-color" officeooo:rsid="001d3b34" officeooo:paragraph-rsid="002b9744"/>
    </style:style>
    <style:style style:name="P31" style:family="paragraph" style:parent-style-name="Heading_20_1">
      <style:paragraph-properties fo:break-before="page"/>
      <style:text-properties style:text-underline-style="solid" style:text-underline-width="auto" style:text-underline-color="font-color" officeooo:rsid="001d3b34" officeooo:paragraph-rsid="00291ca4"/>
    </style:style>
    <style:style style:name="T1" style:family="text">
      <style:text-properties officeooo:rsid="00183d26"/>
    </style:style>
    <style:style style:name="T2" style:family="text">
      <style:text-properties officeooo:rsid="0018cd9c"/>
    </style:style>
    <style:style style:name="T3" style:family="text">
      <style:text-properties officeooo:rsid="001c5d60"/>
    </style:style>
    <style:style style:name="T4" style:family="text">
      <style:text-properties officeooo:rsid="001d3b34"/>
    </style:style>
    <style:style style:name="T5" style:family="text">
      <style:text-properties officeooo:rsid="002116d5"/>
    </style:style>
    <style:style style:name="T6" style:family="text">
      <style:text-properties officeooo:rsid="0022cd5b"/>
    </style:style>
    <style:style style:name="T7" style:family="text">
      <style:text-properties officeooo:rsid="002371a8"/>
    </style:style>
    <style:style style:name="T8" style:family="text">
      <style:text-properties officeooo:rsid="00252493"/>
    </style:style>
    <style:style style:name="T9" style:family="text">
      <style:text-properties officeooo:rsid="00276087"/>
    </style:style>
    <style:style style:name="T10" style:family="text">
      <style:text-properties officeooo:rsid="00291ca4"/>
    </style:style>
    <style:style style:name="T11" style:family="text">
      <style:text-properties officeooo:rsid="002b9744"/>
    </style:style>
    <style:style style:name="T12" style:family="text">
      <style:text-properties officeooo:rsid="0030f1f4"/>
    </style:style>
    <style:style style:name="T13" style:family="text">
      <style:text-properties officeooo:rsid="003107eb"/>
    </style:style>
    <style:style style:name="T14" style:family="text">
      <style:text-properties officeooo:rsid="0031fa99"/>
    </style:style>
    <style:style style:name="T15" style:family="text">
      <style:text-properties style:text-underline-style="none"/>
    </style:style>
    <style:style style:name="T16" style:family="text">
      <style:text-properties officeooo:rsid="003457a0"/>
    </style:style>
    <style:style style:name="T17" style:family="text">
      <style:text-properties officeooo:rsid="00353fff"/>
    </style:style>
    <style:style style:name="T18" style:family="text">
      <style:text-properties officeooo:rsid="00359b8a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A SURCOUCHE CRUD</text:p>
      <text:p text:style-name="P9"/>
      <text:p text:style-name="P10"/>
      <text:h text:style-name="P27" text:outline-level="1">Introduction</text:h>
      <text:p text:style-name="P1">La surcouche CRUD décrite dans ce document est particulièrement adaptée au framework PHP CodeIgniter mais elle est un concept générique indépendant du contexte technique.</text:p>
      <text:p text:style-name="P1">Le vocabulaire présent dans ce document est identique à celui utilisé dans CodeIgniter.</text:p>
      <text:p text:style-name="P2">Pour mettre en place la surcouche CRUD, les Models vont implémenter <text:span text:style-name="T6">quatre</text:span> nouvelles catégories de méthodes, en plus des getters/setters. Ces <text:span text:style-name="T6">nouvelles </text:span>catégories sont:</text:p>
      <text:list xml:id="list7843607781542529501" text:style-name="L1">
        <text:list-item>
          <text:p text:style-name="P15">les <text:span text:style-name="T1">f</text:span>inders</text:p>
        </text:list-item>
        <text:list-item>
          <text:p text:style-name="P16">les retrievers</text:p>
        </text:list-item>
        <text:list-item>
          <text:p text:style-name="P15">les withers</text:p>
        </text:list-item>
        <text:list-item>
          <text:p text:style-name="P15">les modifiers</text:p>
        </text:list-item>
      </text:list>
      <text:p text:style-name="P2">Par convention, ces catégories apparaissent toujours dans l'ordre décrit ci-dessus et après les getters/setters.</text:p>
      <text:p text:style-name="P7">Si un <text:span text:style-name="T2">Model est en correspondance avec une table de la base de données </text:span>et si le nom de la table <text:span text:style-name="T12">associée</text:span> n'est pas égal au nom du Model en minuscule, alors il faut déclarer un attribut “public” et “static” $table qui contient le nom de la table associée.</text:p>
      <text:h text:style-name="P28" text:outline-level="1">Les finders</text:h>
      <text:p text:style-name="P12">Un finder est une méthode “<text:span text:style-name="T13">static”</text:span> dont l'objectif est de récupérer <text:span text:style-name="T9">depuis</text:span> la base de données des données relatives au Model correspondant.</text:p>
      <text:p text:style-name="P14">Il existe <text:span text:style-name="T16">quatre</text:span> types de finder :</text:p>
      <text:list xml:id="list2397989690816981799" text:style-name="L2">
        <text:list-item>
          <text:p text:style-name="P20">standard :<text:line-break/><text:span text:style-name="T5">Le finder standard</text:span> <text:span text:style-name="T5">retourne un objet “simple” ou un tableau d'objets “simples”.</text:span><text:line-break/><text:span text:style-name="T5">Il </text:span>se nomme toujours “find”.<text:line-break/><text:span text:style-name="T5">Il</text:span> est systématiquement implémenté <text:span text:style-name="T2">dans chaque Model qui est en correspondance avec une table de la base de données.</text:span><text:line-break/><text:span text:style-name="T5">Il</text:span> accepte un seul <text:span text:style-name="T7">argument</text:span> $filter qui contient null, un id ou un finder_manager.</text:p>
        </text:list-item>
        <text:list-item>
          <text:p text:style-name="P20">étendu :<text:line-break/><text:span text:style-name="T5">Un finder étendu retourne un objet “étendu” ou un tableau d'objets “étendus” (Un objet “étendu” est un objet “simple” auquel on a ajouté des données dans un attribut existant ou dans un nouvel attribut).<text:line-break/>Son nom commence par “find_with_”.<text:line-break/>Jusqu'à trois “with”, on le nomme “find_with_...” (find_with_X, find_with_X_and_Y, find_with_X_and_Y_and_Z).<text:line-break/>A partir de quatre “with”, on créera de préférence soit un finder ciblé soit un finder spécifique.<text:line-break/>Un finder étendu peut être paramétré, ce qui signifie que la méthode aura besoin d'un ou plusieurs paramètres pour s'exécuter (ces paramètres sont passés par le finder_manager).<text:line-break/>Un finder étendu simple accepte un seul argument (idem que pour le finder standard).<text:line-break/>Un finder étendu paramétré accepte un seul argument qui doit obligatoirement être un finder_manager.</text:span></text:p>
        </text:list-item>
        <text:list-item>
          <text:p text:style-name="P26"><text:span text:style-name="T18">ciblé</text:span> :<text:line-break/>Un finder <text:span text:style-name="T18">ciblé</text:span> retourne un ensemble d'objets pour une action ou un groupe d'actions <text:span text:style-name="T18">ciblé</text:span> (cet ensemble peut être constitué d'un ou plusieurs objets).<text:line-break/><text:span text:style-name="T18">Son nom commence par “find_for_” (find_for_X, X représentant l'action ou le groupe d'actions ciblé).<text:line-break/>Un finder ciblé peut être paramétré (idem que pour un finder étendu).</text:span></text:p>
        </text:list-item>
        <text:list-item>
          <text:p text:style-name="P25"><text:span text:style-name="T18">spécifique</text:span> :<text:line-break/>Un finder <text:span text:style-name="T18">spécifique</text:span> retourne un ensemble <text:span text:style-name="T18">spécifique</text:span> d'objets (cet ensemble peut être constitué d'un ou plusieurs objets).<text:line-break/>Son nom commence par “find_” (find_X, X représentant l'ensemble <text:span text:style-name="T18">spécifique</text:span> d'objets).<text:line-break/><text:span text:style-name="T17">Un finder spécifique peut être paramétré (idem que pour un finder étendu).</text:span></text:p>
        </text:list-item>
      </text:list>
      <text:p text:style-name="P13">La classe Finder_manager permet de :</text:p>
      <text:list xml:id="list5954874925821577125" text:style-name="L3">
        <text:list-item>
          <text:p text:style-name="P21">gérer les paramètres à passer au finder (s'il en attend)</text:p>
        </text:list-item>
        <text:list-item>
          <text:p text:style-name="P22">restreindre le jeu de résultats à l'aide des méthodes de la Query Builder Class de CodeIgniter (“where”, “or_where”, “like” ...)</text:p>
        </text:list-item>
        <text:list-item>
          <text:p text:style-name="P22"><text:soft-page-break/>ordonner le jeu de résultats à l'aide de la méthode “order_by” de la Query Builder Class de CodeIgniter</text:p>
        </text:list-item>
        <text:list-item>
          <text:p text:style-name="P23">limiter le jeu de résultats à l'aide de la méthode “<text:span text:style-name="T4">limit</text:span>” de la Query Builder Class de CodeIgniter</text:p>
        </text:list-item>
        <text:list-item>
          <text:p text:style-name="P24"><text:span text:style-name="T8">grouper des clauses à l'aide d</text:span>es méthodes de groupage <text:span text:style-name="T3">de la Query Builder Class de CodeIgniter</text:span></text:p>
        </text:list-item>
      </text:list>
      <text:h text:style-name="P29" text:outline-level="1">Les <text:span text:style-name="T9">retrievers</text:span></text:h>
      <text:p text:style-name="P3"><text:span text:style-name="T10">Un</text:span> retriever <text:span text:style-name="T11">est une méthode “static” qui</text:span> ressemble <text:span text:style-name="T10">à un</text:span> finder mais <text:span text:style-name="T11">il</text:span> ne peut pas être géré par un finder_manager.</text:p>
      <text:p text:style-name="P3">L'objectif d'un retriever <text:span text:style-name="T1">est de récupérer </text:span>depuis la base de données<text:span text:style-name="T1"> </text:span>un ensemble spécifique de<text:span text:style-name="T1"> données relatives au Model correspondant.</text:span></text:p>
      <text:p text:style-name="P4">Son nom commence par “<text:span text:style-name="T18">retrieve</text:span>_” (<text:span text:style-name="T18">retrieve</text:span>_X, X représentant l'<text:span text:style-name="T9">ensemble spécifique de données).</text:span></text:p>
      <text:h text:style-name="P30" text:outline-level="1">Les <text:span text:style-name="T11">withers</text:span></text:h>
      <text:p text:style-name="P5">Un wither est une méthode non “<text:span text:style-name="T13">static”</text:span> dont l'objectif est de compléter un objet :</text:p>
      <text:list xml:id="list6497517447301784964" text:style-name="L4">
        <text:list-item>
          <text:p text:style-name="P17">soit en ajoutant des données à un attribut existant correspondant à une relation d'association</text:p>
        </text:list-item>
        <text:list-item>
          <text:p text:style-name="P17">soit en ajoutant des données à un nouvel attribut</text:p>
        </text:list-item>
      </text:list>
      <text:p text:style-name="P5">Son nom commence par “with_” (with_X, X représentant l'attribut qui recevra les données).</text:p>
      <text:p text:style-name="P6">Un wither retourne toujours “$this”.</text:p>
      <text:h text:style-name="P31" text:outline-level="1">Les <text:span text:style-name="T11">modifiers</text:span></text:h>
      <text:p text:style-name="P8">Un modifier a pour objectif de modifier la base de données.</text:p>
      <text:p text:style-name="P8">Les modifiers ne sont pas systématiquement implémentés.</text:p>
      <text:p text:style-name="P8">Il existe trois modifers “static” (insert, update et delete) et un modifier non “static” (save).</text:p>
      <text:p text:style-name="P8">Les paramètres d'un insert (resp. update) sont ceux qui sont nécessaires à l'insert (resp. update).</text:p>
      <text:p text:style-name="P8">Concernant la méthode delete, il n'y a qu'un paramètre qui est l'id de l'objet à supprimer.</text:p>
      <text:p text:style-name="P8">La méthode save est une alternative aux méthodes insert et update (elle peut se substituer à ces deux méthodes ou être implémentée additionnellement). On ne peut pas supprimer l'objet courant avec la méthode save.</text:p>
      <text:p text:style-name="P8">Un modifier n'entre pas dans une logique d'ORM mais correspond à <text:span text:style-name="T14">une action (ou deux dans le cas de la méthode save). C'est pourquoi les paramètres d'une méthode insert ou update sont un sous-ensemble des caractéristiques de l'objet correspondant (une caractéristique d'un objet O est un de ses attributs ou un attribut d'un objet en relation de composition ou d'agrégation avec l'objet O).</text:span></text:p>
      <text:p text:style-name="P11">Implémentation de la méthode save :<text:line-break/><text:span text:style-name="T15">Pour savoir s'il s'agit d'un insert ou d'un update :</text:span></text:p>
      <text:list xml:id="list5804838403739578393" text:style-name="L5">
        <text:list-item>
          <text:p text:style-name="P18">si la table correspondante possède un id auto-imcrémenté :</text:p>
          <text:list>
            <text:list-item>
              <text:p text:style-name="P18">si l'id est null : c'est un insert</text:p>
            </text:list-item>
            <text:list-item>
              <text:p text:style-name="P18">sinon : c'est un update</text:p>
            </text:list-item>
          </text:list>
        </text:list-item>
        <text:list-item>
          <text:p text:style-name="P18">Sinon :</text:p>
          <text:list>
            <text:list-item>
              <text:p text:style-name="P18">si l'id est présent dans la table : c'est un update</text:p>
            </text:list-item>
            <text:list-item>
              <text:p text:style-name="P18">sinon : c'est un insert</text:p>
            </text:list-item>
          </text:list>
        </text:list-item>
      </text:list>
      <text:p text:style-name="P19">Il est possible d'implémenter la méthode save tel qu'elle ne corresponde qu'à l'une des deux méthodes insert ou update. Ceci doit être clairement expliqué dans les commentai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text:number-lines="true" text:line-number="0">
        <style:tab-stops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I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7:02:59.501837264</meta:creation-date>
    <dc:date>2016-05-07T22:46:05.445558437</dc:date>
    <meta:editing-duration>PT3H24M36S</meta:editing-duration>
    <meta:editing-cycles>19</meta:editing-cycles>
    <meta:generator>LibreOffice/4.4.6.3$Linux_X86_64 LibreOffice_project/40m0$Build-3</meta:generator>
    <meta:document-statistic meta:table-count="0" meta:image-count="0" meta:object-count="0" meta:page-count="6" meta:paragraph-count="50" meta:word-count="909" meta:character-count="5562" meta:non-whitespace-character-count="4729"/>
  </office:meta>
</office:document-meta>
</file>